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(A)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(B)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(C) 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51041666666" calcext:value-type="float">
            <text:p>0.510416666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48958333333" calcext:value-type="float">
            <text:p>0.48958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(A,B)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(A,C)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(B,C)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13541666666" calcext:value-type="float">
            <text:p>0.135416666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08333333333333" calcext:value-type="float">
            <text:p>0.2083333333333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35416666666" calcext:value-type="float">
            <text:p>0.354166666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11458333333" calcext:value-type="float">
            <text:p>0.11458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7569444441667" calcext:value-type="float">
            <text:p>0.147569444441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.39583333333" calcext:value-type="float">
            <text:p>0.395833333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(A|B)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(C|AB)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(C|A)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(C|B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80555555546667" calcext:value-type="float">
            <text:p>0.1805555555466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307692307692309" calcext:value-type="float">
            <text:p>0.3076923076923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25531914893617" calcext:value-type="float">
            <text:p>0.4255319148936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2307692307691" calcext:value-type="float">
            <text:p>0.6923076923076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4468085106383" calcext:value-type="float">
            <text:p>0.5744680851063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0588235294118" calcext:value-type="float">
            <text:p>0.470588235294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16326530612245" calcext:value-type="float">
            <text:p>0.8163265306122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9411764705882" calcext:value-type="float">
            <text:p>0.5294117647058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183673469387755" calcext:value-type="float">
            <text:p>0.1836734693877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7272727272727" calcext:value-type="float">
            <text:p>0.727272727272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(B|A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2727272727273" calcext:value-type="float">
            <text:p>0.2727272727272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76595744680851" calcext:value-type="float">
            <text:p>0.2765957446808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42105263157895" calcext:value-type="float">
            <text:p>0.84210526315789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3404255319149" calcext:value-type="float">
            <text:p>0.72340425531914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157894736842105" calcext:value-type="float">
            <text:p>0.15789473684210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24489795918367" calcext:value-type="float">
            <text:p>0.22448979591836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775510204081633" calcext:value-type="float">
            <text:p>0.77551020408163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7:45:04.136000000</meta:creation-date>
    <dc:date>2019-03-27T22:18:27.848000000</dc:date>
    <meta:editing-duration>PT2H6S</meta:editing-duration>
    <meta:editing-cycles>1</meta:editing-cycles>
    <meta:document-statistic meta:table-count="1" meta:cell-count="156" meta:object-count="0"/>
    <meta:generator>LibreOffice/6.0.1.1$Windows_X86_64 LibreOffice_project/60bfb1526849283ce2491346ed2aa51c465abfe6</meta:generator>
  </office:meta>
</office:document-meta>
</file>